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text-properties fo:color="#ff3333"/>
    </style:style>
    <style:style style:name="P14" style:family="paragraph" style:parent-style-name="Text_20_body">
      <style:text-properties fo:color="#ff3333" fo:font-size="18pt" style:font-size-asian="18pt" style:font-size-complex="18pt"/>
    </style:style>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4">
      <style:paragraph-properties fo:margin-top="0cm" fo:margin-bottom="0cm"/>
    </style:style>
    <style:style style:name="P19" style:family="paragraph" style:parent-style-name="Text_20_body" style:list-style-name="L5">
      <style:paragraph-properties fo:margin-top="0cm" fo:margin-bottom="0cm"/>
    </style:style>
    <style:style style:name="P20" style:family="paragraph" style:parent-style-name="Text_20_body" style:list-style-name="L6">
      <style:paragraph-properties fo:margin-top="0cm" fo:margin-bottom="0cm"/>
    </style:style>
    <style:style style:name="P21" style:family="paragraph" style:parent-style-name="Text_20_body" style:list-style-name="L8">
      <style:paragraph-properties fo:margin-top="0cm" fo:margin-bottom="0cm"/>
    </style:style>
    <style:style style:name="P22" style:family="paragraph" style:parent-style-name="Text_20_body" style:list-style-name="L9">
      <style:paragraph-properties fo:margin-top="0cm" fo:margin-bottom="0cm"/>
    </style:style>
    <style:style style:name="P23" style:family="paragraph" style:parent-style-name="Text_20_body" style:list-style-name="L10">
      <style:paragraph-properties fo:margin-top="0cm" fo:margin-bottom="0cm"/>
    </style:style>
    <style:style style:name="P24" style:family="paragraph" style:parent-style-name="Text_20_body" style:list-style-name="L11">
      <style:paragraph-properties fo:margin-top="0cm" fo:margin-bottom="0cm"/>
    </style:style>
    <style:style style:name="P25" style:family="paragraph" style:parent-style-name="Text_20_body" style:list-style-name="L12">
      <style:paragraph-properties fo:margin-top="0cm" fo:margin-bottom="0cm"/>
    </style:style>
    <style:style style:name="P26" style:family="paragraph" style:parent-style-name="Heading_20_4">
      <style:text-properties fo:color="#ff3333" fo:font-size="18pt" style:font-size-asian="18pt" style:font-size-complex="18pt"/>
    </style:style>
    <style:style style:name="P27" style:family="paragraph" style:parent-style-name="Heading_20_2">
      <style:text-properties fo:color="#ff3333"/>
    </style:style>
    <style:style style:name="P28" style:family="paragraph" style:parent-style-name="Sender">
      <style:paragraph-properties fo:margin-top="0cm" fo:margin-bottom="0.499cm"/>
      <style:text-properties fo:color="#ff3333"/>
    </style:style>
    <style:style style:name="P29" style:family="paragraph" style:parent-style-name="Heading_20_1">
      <style:text-properties fo:color="#ff3333" fo:font-size="18pt" style:font-size-asian="18pt" style:font-size-complex="18pt"/>
    </style:style>
    <style:style style:name="T1" style:family="text">
      <style:text-properties fo:font-weight="bold"/>
    </style:style>
    <style:style style:name="T2" style:family="text">
      <style:text-properties fo:color="#ff3333"/>
    </style:style>
    <style:style style:name="T3" style:family="text">
      <style:text-properties fo:color="#ff3333"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4">Mentions légales</text:h>
      <text:p text:style-name="P14">Jingoo : </text:p>
      <text:h text:style-name="P29" text:outline-level="1">Mentions légales</text:h>
      <text:h text:style-name="P27" text:outline-level="2">Responsable de publication</text:h>
      <text:p text:style-name="P13">JM Triart Studio Photo</text:p>
      <text:p text:style-name="P13">Téléphone : 0629639030</text:p>
      <text:p text:style-name="P13">N° de Siret : 83985615000025</text:p>
      <text:h text:style-name="P27" text:outline-level="2">Hébergement</text:h>
      <text:p text:style-name="P28"><text:span text:style-name="T1">Image-Libre Studio</text:span><text:line-break/>Centre International d'Affaire - Bld Marcel Dassault <text:line-break/>64200 Biarritz - France </text:p>
      <text:p text:style-name="P13">N° de déclaration CNIL : 1193250</text:p>
      <text:h text:style-name="P27" text:outline-level="2">Politique de confidentialité</text:h>
      <text:p text:style-name="Text_20_body"><text:span text:style-name="T2">Notre politique de confidentialité est disponible sur </text:span><text:a xlink:type="simple" xlink:href="https://www.jingoo.com/public/infos/confidentialite" office:target-frame-name="_blank" xlink:show="new" text:style-name="Internet_20_link" text:visited-style-name="Visited_20_Internet_20_Link">cette page.</text:a></text:p>
      <text:p text:style-name="P14"/>
      <text:h text:style-name="Heading_20_2" text:outline-level="2">Identité de l’éditeur du site Internet</text:h>
      <text:p text:style-name="Text_20_body">L’éditeur du site Internet STUDIO MARIE B est la société MB SEILLANT, N° de SIRET : 75239488200027, dont le siège social est 24 bd Marcel Dassault – 64200 Biarritz, et dont le représentant légal est Madame Seillant Marie-Béatrice.</text:p>
      <text:p text:style-name="Text_20_body">L’éditeur du site Internet peut être contacté à cette adresse électronique : contact[at]studio-marieb.com</text:p>
      <text:p text:style-name="Text_20_body">L’éditeur du site Internet peut être contacté par téléphone : 06 15 18 56 61</text:p>
      <text:h text:style-name="Heading_20_3" text:outline-level="3">Informations complémentaires sur l’éditeur du site :</text:h>
      <text:p text:style-name="Text_20_body">Identité/Raison sociale : MB SEILLANT<text:line-break/>Forme juridique : SASU Société par actions simplifiée à associé unique<text:line-break/>N° de SIRET : 75239488200027<text:line-break/>Code APE : Activités photographiques (7420Z)<text:line-break/>Montant du capital social : 600,00 €<text:line-break/>Numéro d’inscription au registre du commerce et des sociétés (RCS) : Bayonne B 752 394 882<text:line-break/>Numéro individuel d’identification (le numéro de TVA intracommunautaire) : FR90752394882<text:line-break/>Numéro d’immatriculation au répertoire des métiers (RM) : Non concerné</text:p>
      <text:h text:style-name="Heading_20_2" text:outline-level="2"><text:soft-page-break/>Activités exercées</text:h>
      <text:p text:style-name="Text_20_body">Photographe.</text:p>
      <text:h text:style-name="Heading_20_2" text:outline-level="2">Directeur de la publication</text:h>
      <text:p text:style-name="Text_20_body">Le Directeur de la publication est Madame Seillant Marie-Béatrice gérant(e) de la société.</text:p>
      <text:h text:style-name="Heading_20_2" text:outline-level="2">Conception et réalisation</text:h>
      <text:p text:style-name="Text_20_body">Le site internet a été réalisé par :<text:line-break/>Akro Web – <text:a xlink:type="simple" xlink:href="https://www.akro-web.com/" office:target-frame-name="_blank" xlink:show="new" text:style-name="Internet_20_link" text:visited-style-name="Visited_20_Internet_20_Link">Webmaster Freelance</text:a><text:line-break/>ZA Ordokia Le n°18 – 64250 Itxassou</text:p>
      <text:p text:style-name="Text_20_body">Site réalisé avec le CMS WordPress</text:p>
      <text:h text:style-name="Heading_20_2" text:outline-level="2">Création du logo</text:h>
      <text:p text:style-name="Text_20_body"><text:a xlink:type="simple" xlink:href="https://www.studiowaaz.com/" office:target-frame-name="_blank" xlink:show="new" text:style-name="Internet_20_link" text:visited-style-name="Visited_20_Internet_20_Link">Studio Waaz</text:a></text:p>
      <text:h text:style-name="Heading_20_2" text:outline-level="2">Hébergement</text:h>
      <text:p text:style-name="Text_20_body">Le site Internet est hébergé par :</text:p>
      <text:p text:style-name="Text_20_body">Planethoster<text:line-break/>150 Pierre Mercure<text:line-break/>Montreal, Quebec<text:line-break/>H1A 5A9<text:line-break/>Canada<text:line-break/>Tél : +1 855 774 4678</text:p>
      <text:p text:style-name="Text_20_body">Hébergeur accrédité ICann et Afnic . 100% RGPD compliance<text:line-break/>Localisation Datacenter : France<text:line-break/>Equinix PA4 – PlanetHoster<text:line-break/>110 bis Avenue du Général Leclerc<text:line-break/>93500 Pantin<text:line-break/>France</text:p>
      <text:p text:style-name="Text_20_body"><text:a xlink:type="simple" xlink:href="https://www.planethoster.com/fr/Politique-Vie-Privee" office:target-frame-name="_blank" xlink:show="new" text:style-name="Internet_20_link" text:visited-style-name="Visited_20_Internet_20_Link">Politique de confidentialité de l’hébergeur &gt;&gt;</text:a></text:p>
      <text:h text:style-name="Heading_20_2" text:outline-level="2">Propriété intellectuelle</text:h>
      <text:p text:style-name="Text_20_body">Le site Internet est susceptible de reproduire des œuvres de propriété intellectuelle. Ces œuvres peuvent appartenir à l’éditeur du site ou à des tiers. Dans ce dernier cas, les œuvres sont reproduites par l’éditeur avec l’autorisation de ces tiers.</text:p>
      <text:p text:style-name="Text_20_body">Toute reproduction, représentation, modification, publication, adaptation de tout ou partie des œuvres représentées sur le site, quel que soit le moyen ou le procédé utilisé, est interdite, sauf autorisation écrite préalable de l’éditeur du site Internet.</text:p>
      <text:p text:style-name="Text_20_body">Toute exploitation non autorisée du site Internet ou de l’un quelconque des éléments qu’il contient pourra être considérée comme constitutive d’une contrefaçon et poursuivie conformément aux dispositions des articles L.335-2 et suivants du Code de Propriété Intellectuelle.</text:p>
      <text:p text:style-name="Text_20_body">Le logiciel WordPress, quant à lui est placé sous licence GPL.</text:p>
      <text:h text:style-name="Heading_20_2" text:outline-level="2"><text:soft-page-break/>Obligations des utilisateurs</text:h>
      <text:p text:style-name="Text_20_body">Les utilisateurs s’engagent à utiliser le présent site Internet dans les conditions suivantes :</text:p>
      <text:list xml:id="list6187349369710847273" text:style-name="L1">
        <text:list-item>
          <text:p text:style-name="P15">Ne pas utiliser le site aux fins d’entraver ou altérer son fonctionnement, notamment en l’encombrant, volontairement ou involontairement, par le transfert intempestif de contenus, en dehors des cas d’utilisation prévus ; </text:p>
        </text:list-item>
        <text:list-item>
          <text:p text:style-name="P15">Ne pas extraire, copier, dupliquer, des éléments et graphismes du site Internet, sur lesquels l’éditeur dispose des droits de propriété intellectuelle ; </text:p>
        </text:list-item>
        <text:list-item>
          <text:p text:style-name="P15">Ne pas introduire de fichiers / programmes malveillants, ou contenant des virus informatiques ; </text:p>
        </text:list-item>
        <text:list-item>
          <text:p text:style-name="P15">Ne pas stocker, transmettre du contenu non autorisé, qui serait illégal ou qui pourrait être constitutif d’incitation à la réalisation de crimes et délits, de diffamations et injures, d’atteinte à la vie privée, ou encore d’actes mettant en péril des mineurs ; </text:p>
        </text:list-item>
        <text:list-item>
          <text:p text:style-name="P1">Ne pas transmettre de contenu qui violerait le droit à l’image, tout droit de propriété intellectuelle tout autre droit appartenant à autrui. </text:p>
        </text:list-item>
      </text:list>
      <text:h text:style-name="Heading_20_2" text:outline-level="2">Responsabilité de l’éditeur</text:h>
      <text:p text:style-name="Text_20_body">L’utilisateur est seul responsable des choix qu’il fait. Ainsi, la responsabilité de l’éditeur ne saurait être engagée en raison de l’inadaptation des services du site Internet aux besoins et informations exprimés par l’utilisateur.</text:p>
      <text:p text:style-name="Text_20_body">L’éditeur n’est pas non plus responsable des conséquences dommageables liées au réseau de communication et des défaillances d’accès à Internet et de sécurité informatique de l’utilisateur.</text:p>
      <text:h text:style-name="Heading_20_2" text:outline-level="2">Protection des données personnelles</text:h>
      <text:p text:style-name="Text_20_body">L‘éditeur est susceptible de traiter des données personnelles dans le cadre de l’exploitation de son site Internet.</text:p>
      <text:p text:style-name="Text_20_body">Dans ce cadre, il s’engage à respecter la Loi n°78-17 du 6 janvier 1978 <text:span text:style-name="Emphasis">(dite « Loi informatique et libertés » ou « LIL »)</text:span> et le Règlement Général sur la protection des Données Personnelles <text:span text:style-name="Emphasis">(« RGDP »)</text:span> n°2016/679.</text:p>
      <text:h text:style-name="Heading_20_2" text:outline-level="2">Crédits photos</text:h>
      <text:p text:style-name="Text_20_body">Marie-Béatrice Seillant<text:line-break/>Icons : <text:a xlink:type="simple" xlink:href="http://www.freepik.com/" office:target-frame-name="_blank" xlink:show="new" text:style-name="Internet_20_link" text:visited-style-name="Visited_20_Internet_20_Link">Freepik</text:a> par <text:a xlink:type="simple" xlink:href="http://www.flaticon.com/" office:target-frame-name="_blank" xlink:show="new" text:style-name="Internet_20_link" text:visited-style-name="Visited_20_Internet_20_Link">www.flaticon.com</text:a></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oft-page-break/><text:span text:style-name="T3">Politique de protection des données personnelles</text:span></text:h>
      <text:p text:style-name="Text_20_body">Les activités relatives au site Internet https://studio-marieb.com entraînent des traitements de données personnelles.</text:p>
      <text:h text:style-name="Heading_20_2" text:outline-level="2">Sur quoi porte la politique d’utilisation des données personnelles ?</text:h>
      <text:p text:style-name="Text_20_body">La présente politique vous informe des caractéristiques de ces traitements et de vos droits sur les données personnelles vous concernant.</text:p>
      <text:p text:style-name="Text_20_body">Cette politique de confidentialité est rédigée conformément à la loi n°78-17 du 6 janvier 1978 <text:span text:style-name="Emphasis">(dite « Loi informatique et libertés » ou « LIL »)</text:span> et au Règlement Général sur la protection des Données Personnelles<text:span text:style-name="Emphasis"> (« RGDP »)</text:span> n°2016/679.</text:p>
      <text:h text:style-name="Heading_20_2" text:outline-level="2">Qui est le responsable de cette politique ?</text:h>
      <text:p text:style-name="Text_20_body">Le responsable de traitement est la société MB SEILLANT, représentée par son représentant légal Madame Seillant Marie-Béatrice.</text:p>
      <text:p text:style-name="Text_20_body">Les coordonnées du responsable de traitement sont les suivantes : STUDIO MARIE B – 24 bd Marcel Dassault – 64200 Biarritz</text:p>
      <text:p text:style-name="Text_20_body">Le responsable est joignable au numéro suivant : 06 15 18 56 61</text:p>
      <text:p text:style-name="Text_20_body">L’adresse électronique de contact est la suivante : contact[at]studio-marieb.com</text:p>
      <text:h text:style-name="Heading_20_2" text:outline-level="2">A qui s’adresse cette politique ?</text:h>
      <text:p text:style-name="Text_20_body">La présente politique s’adresse aux usagers du site.</text:p>
      <text:p text:style-name="Text_20_body">Elle concerne :</text:p>
      <text:list xml:id="list4034188011029749652" text:style-name="L2">
        <text:list-item>
          <text:p text:style-name="P16">Les personnes à qui nous avons confié des prestations techniques <text:span text:style-name="Emphasis">(prestataire d’hébergement, maintenance, sécurité du site)</text:span> ; </text:p>
        </text:list-item>
        <text:list-item>
          <text:p text:style-name="P16">Les personnes qui ont accès au back-office du site pour son administration ; </text:p>
        </text:list-item>
        <text:list-item>
          <text:p text:style-name="P16">Les personnes qui rédigent ou qui sont citées dans des contenus du site ; </text:p>
        </text:list-item>
        <text:list-item>
          <text:p text:style-name="P16">Les personnes qui nous contactent grâce au formulaire de contact du site ; </text:p>
        </text:list-item>
        <text:list-item>
          <text:p text:style-name="P16">Les personnes qui rédigent des témoignages ; </text:p>
        </text:list-item>
        <text:list-item>
          <text:p text:style-name="P2">Les personnes que nous référençons sur le site en tant que partenaires ; </text:p>
        </text:list-item>
      </text:list>
      <text:h text:style-name="Heading_20_2" text:outline-level="2">À quoi servent les données collectées <text:span text:style-name="Emphasis">(finalités)</text:span> ?</text:h>
      <text:p text:style-name="Text_20_body">Le traitement a pour objet la gestion du site Internet.</text:p>
      <text:p text:style-name="Text_20_body">Ce traitement permet :</text:p>
      <text:list xml:id="list7815871239457677488" text:style-name="L3">
        <text:list-item>
          <text:p text:style-name="P17">La gestion technique du site <text:span text:style-name="Emphasis">(maintenance, hébergement, sécurité du site)</text:span> ; </text:p>
        </text:list-item>
        <text:list-item>
          <text:p text:style-name="P17">L’administration du site Internet ; </text:p>
        </text:list-item>
        <text:list-item>
          <text:p text:style-name="P17">La gestion des contenus rédactionnels du site ; </text:p>
        </text:list-item>
        <text:list-item>
          <text:p text:style-name="P17">La gestion des demandes de renseignements par le formulaire de contact ; </text:p>
        </text:list-item>
        <text:list-item>
          <text:p text:style-name="P17">La gestion des témoignages ; </text:p>
        </text:list-item>
        <text:list-item>
          <text:p text:style-name="P3">Le référencement des personnes partenaires sur le site ; </text:p>
        </text:list-item>
      </text:list>
      <text:h text:style-name="Heading_20_2" text:outline-level="2"><text:soft-page-break/>Base légale des traitements : ce qui nous donne le droit de traiter les données</text:h>
      <text:p text:style-name="Text_20_body">Les bases légales des traitements sont les suivantes :</text:p>
      <text:list xml:id="list5957404385532883327" text:style-name="L4">
        <text:list-item>
          <text:p text:style-name="P18">Pour la gestion technique du site <text:span text:style-name="Emphasis">(maintenance, hébergement, sécurité du site)</text:span>, la base légale est l’intérêt légitime ; </text:p>
        </text:list-item>
        <text:list-item>
          <text:p text:style-name="P18">Pour l’administration du site internet, la base légale est l’intérêt légitime ; </text:p>
        </text:list-item>
        <text:list-item>
          <text:p text:style-name="P18">Pour la gestion des contenus rédactionnels du site, la base légale est le consentement des personnes dont les informations sont publiées ; </text:p>
        </text:list-item>
        <text:list-item>
          <text:p text:style-name="P18">Pour la gestion des demandes de renseignements par le formulaire de contact, la base légale est l’intérêt légitime <text:span text:style-name="Emphasis">(permettre la communication en ligne)</text:span> ou l’exécution de mesures précontractuelles <text:span text:style-name="Emphasis">(réalisation de devis à la demande des personnes)</text:span> ; </text:p>
        </text:list-item>
        <text:list-item>
          <text:p text:style-name="P18">Pour la gestion des témoignages, la base légale est le consentement des personnes concernées ; </text:p>
        </text:list-item>
        <text:list-item>
          <text:p text:style-name="P4">Pour le référencement des personnes partenaires sur le site, la base légale est le consentement de ces personnes ; </text:p>
        </text:list-item>
      </text:list>
      <text:h text:style-name="Heading_20_2" text:outline-level="2">Durée de conservation des données</text:h>
      <text:p text:style-name="Text_20_body">Les données faisant l’objet d’un traitement sont conservées pendant une durée n’excédant pas celle nécessaire aux finalités pour lesquelles elles sont enregistrées <text:span text:style-name="Emphasis">(principe de minimisation des traitements)</text:span>.</text:p>
      <text:p text:style-name="Text_20_body">Les durées maximums de conservation sont les suivantes :</text:p>
      <text:list xml:id="list2193564122734887486" text:style-name="L5">
        <text:list-item>
          <text:p text:style-name="P19">Pour la gestion technique du site (maintenance, hébergement, sécurité du site) : 12 mois pour les adresses IP et logs de connexion ; </text:p>
        </text:list-item>
        <text:list-item>
          <text:p text:style-name="P19">Pour l’administration du site Internet : tant que les personnes concernées administrent le site ; </text:p>
        </text:list-item>
        <text:list-item>
          <text:p text:style-name="P19">Pour la gestion des contenus rédactionnels du site : 5 ans à compter de leur publication ; </text:p>
        </text:list-item>
        <text:list-item>
          <text:p text:style-name="P19">Pour la gestion des demandes de renseignements par le formulaire de contact : 3 ans à compter de la demande ; </text:p>
        </text:list-item>
        <text:list-item>
          <text:p text:style-name="P19">Pour la gestion des témoignages : 5 ans à compter de la publication ; </text:p>
        </text:list-item>
        <text:list-item>
          <text:p text:style-name="P5">Pour le référencement des personnes partenaires sur le site : 5 ans à compter de la publication ; </text:p>
        </text:list-item>
      </text:list>
      <text:h text:style-name="Heading_20_2" text:outline-level="2">Données traitées</text:h>
      <text:p text:style-name="Text_20_body">Le responsable de traitement traite les catégories de données suivantes :</text:p>
      <text:list xml:id="list406832283261752964" text:style-name="L6">
        <text:list-item>
          <text:p text:style-name="P20">État-civil, identité, données d’identification, images <text:span text:style-name="Emphasis">(nom, prénom, adresse, photographie, etc.)</text:span> ; </text:p>
        </text:list-item>
        <text:list-item>
          <text:p text:style-name="P6">Données de connexion <text:span text:style-name="Emphasis">(adresses IP, logs, identifiants des terminaux, identifiants de connexion, etc.)</text:span> ; </text:p>
        </text:list-item>
      </text:list>
      <text:h text:style-name="Heading_20_2" text:outline-level="2">Caractère obligatoire ou facultatif du recueil des données</text:h>
      <text:p text:style-name="Text_20_body">Les données collectées présentent un caractère obligatoire pour réaliser les finalités de traitement.</text:p>
      <text:h text:style-name="Heading_20_2" text:outline-level="2"><text:soft-page-break/>Sources des données</text:h>
      <text:p text:style-name="Text_20_body">Les données sont transmises directement par la personne concernée.</text:p>
      <text:h text:style-name="Heading_20_2" text:outline-level="2">Les destinataires des données</text:h>
      <text:p text:style-name="Text_20_body">En fonction de leurs besoins respectifs, sont destinataires de tout ou partie des données :</text:p>
      <text:list xml:id="list5562664889690052838" text:style-name="L7">
        <text:list-item>
          <text:p text:style-name="P7">Les personnes en charge de prestations techniques <text:span text:style-name="Emphasis">(prestataire d’hébergement, maintenance, sécurité du site)</text:span> ; </text:p>
        </text:list-item>
      </text:list>
      <text:h text:style-name="Heading_20_2" text:outline-level="2">Quelles sont les mesures de sécurité mises en place ?</text:h>
      <text:p text:style-name="Text_20_body">Le responsable du traitement met en œuvre les mesures techniques et organisationnelles appropriées afin de garantir un niveau de sécurité adapté au risque.</text:p>
      <text:p text:style-name="Text_20_body">Le responsable du traitement prend des mesures afin de garantir que toute personne physique agissant sous l’autorité du responsable du traitement ou sous celle du sous-traitant, qui a accès à des données à caractère personnel, ne les traite pas, excepté sur instruction du responsable du traitement, à moins d’y être obligée.</text:p>
      <text:p text:style-name="Text_20_body">Les mesures de sécurité particulières suivantes ont été prises :</text:p>
      <text:p text:style-name="Text_20_body">L’ensemble des données traitées sont transmises de manière chiffrée via le protocole HTTPS ;</text:p>
      <text:p text:style-name="Text_20_body">Le serveur dispose de protection anti-DDOS et d’un pare-feu ;</text:p>
      <text:h text:style-name="Heading_20_2" text:outline-level="2">L’existence ou non d’un transfert des données vers un pays hors Union européenne et garanties associées</text:h>
      <text:p text:style-name="Text_20_body">Le responsable du traitement ne réalise aucun transfert de données personnelles en dehors de l’Union Européenne.</text:p>
      <text:h text:style-name="Heading_20_2" text:outline-level="2">Prise de décision automatisée</text:h>
      <text:p text:style-name="Text_20_body">Le traitement prévoit la prise de décision entièrement automatisée. Le responsable de traitement s’engage à respecter les conditions de l’article 22 du RGPD.</text:p>
      <text:h text:style-name="Heading_20_2" text:outline-level="2">Sort des données à caractère personnel après le décès – Droit d’accès, de rectification, de suppression et de portabilité des données</text:h>
      <text:p text:style-name="Text_20_body">La personne concernée par un traitement peut définir des directives relatives à la conservation, à l’effacement et à la communication de ses données personnelles après son décès. Ces directives peuvent être générales ou particulières.</text:p>
      <text:p text:style-name="Text_20_body">La personne concernée par un traitement bénéficie également d’un droit d’accès, d’opposition, de rectification, de suppression et, à certaines conditions, de portabilité de ses données personnelles. La personne concernée a le droit de retirer son consentement à tout moment si le consentement constitue la base légale du traitement.</text:p>
      <text:p text:style-name="Text_20_body">La demande devra indiquer les nom et prénom, adresse e-mail ou postale, de la personne concernée, et être signée et accompagnée d’un justificatif d’identité en cours de validité.</text:p>
      <text:p text:style-name="Text_20_body"><text:soft-page-break/>Elle peut exercer ces droits en s’adressant à :<text:line-break/>STUDIO MARIE B<text:line-break/>24 bd Marcel Dassault<text:line-break/>64200 Biarritz</text:p>
      <text:p text:style-name="Text_20_body">contact[at]studio-marieb.com </text:p>
      <text:h text:style-name="Heading_20_2" text:outline-level="2">Réclamation</text:h>
      <text:p text:style-name="Text_20_body">La personne concernée par un traitement a le droit d’introduire une <text:a xlink:type="simple" xlink:href="https://connexion.services.cnil.fr/login/?nonce=_3C0C67EA66D3C424349A6059F4AD92D3&amp;next=/idp/saml2/continue%3Fnonce%3D_3C0C67EA66D3C424349A6059F4AD92D3" office:target-frame-name="_blank" xlink:show="new" text:style-name="Internet_20_link" text:visited-style-name="Visited_20_Internet_20_Link">réclamation auprès de l’autorité de contrôle </text:a><text:a xlink:type="simple" xlink:href="https://connexion.services.cnil.fr/login/?nonce=_3C0C67EA66D3C424349A6059F4AD92D3&amp;next=/idp/saml2/continue%3Fnonce%3D_3C0C67EA66D3C424349A6059F4AD92D3" office:target-frame-name="_blank" xlink:show="new" text:style-name="Internet_20_link" text:visited-style-name="Visited_20_Internet_20_Link"><text:span text:style-name="Emphasis">(CNIL)</text:span></text:a><text:a xlink:type="simple" xlink:href="https://connexion.services.cnil.fr/login/?nonce=_3C0C67EA66D3C424349A6059F4AD92D3&amp;next=/idp/saml2/continue%3Fnonce%3D_3C0C67EA66D3C424349A6059F4AD92D3" office:target-frame-name="_blank" xlink:show="new" text:style-name="Internet_20_link" text:visited-style-name="Visited_20_Internet_20_Link">.</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4"><text:soft-page-break/>Charte d’utilisation des cookies</text:h>
      <text:p text:style-name="Text_20_body">Lors de la consultation de notre site Internet https://studio-marieb.com, des cookies <text:span text:style-name="Emphasis">(et autres traceurs)</text:span> sont déposés ou lus sur le terminal que vous utilisez <text:span text:style-name="Emphasis">(votre ordinateur, votre mobile ou votre tablette)</text:span>. Cette charte vous explique quels types de cookies nous utilisons et à quelles fins.</text:p>
      <text:p text:style-name="Text_20_body">Nous vous expliquons aussi quels sont vos droits concernant ces cookies et comment vous pouvez les exercer.</text:p>
      <text:p text:style-name="Text_20_body">Cette charte vous donne des informations complémentaires à celles que vous retrouvez au niveau du bandeau cookies que vous visualisez lorsque vous naviguez sur notre site.</text:p>
      <text:p text:style-name="Text_20_body">Cette Charte relative aux Cookies est rédigée conformément à la loi n°78-17 du 6 janvier 1978 <text:span text:style-name="Emphasis">(dite « Loi informatique et libertés » ou « LIL »)</text:span> et au Règlement Général sur la protection des Données Personnelles <text:span text:style-name="Emphasis">(« RGDP »)</text:span> n°2016/679.</text:p>
      <text:h text:style-name="Heading_20_2" text:outline-level="2">Qui est le responsable de cette Charte ?</text:h>
      <text:p text:style-name="Text_20_body">Le responsable de traitement est la société MB SEILLANT, représentée par son représentant légal Madame Seillant Marie-Béatrice.</text:p>
      <text:p text:style-name="Text_20_body">Les coordonnées du responsable de traitement sont les suivantes : STUDIO MARIE B – 24 bd Marcel Dassault – 64200 Biarritz</text:p>
      <text:p text:style-name="Text_20_body">Le responsable est joignable au numéro suivant : 06 15 18 56 61</text:p>
      <text:p text:style-name="Text_20_body">L’adresse électronique de contact est la suivante : contact[at]studio-marieb.com</text:p>
      <text:h text:style-name="Heading_20_2" text:outline-level="2">Qu’est-ce qu’un cookie et à quoi sert-il ?</text:h>
      <text:p text:style-name="Text_20_body">Le cookie est un traceur. Lorsqu’un internaute navigue sur un site Internet, il permet de collecter des informations personnelles à son sujet.</text:p>
      <text:p text:style-name="Text_20_body">Lorsque l’internaute utilise son ordinateur, les cookies sont gérés par votre navigateur Internet <text:span text:style-name="Emphasis">(Google Chrome, Firefox, Safari, Edge ou encore Internet Explorer)</text:span>.</text:p>
      <text:p text:style-name="Text_20_body">Il existe d’autres types de traceurs, en plus des cookies <text:span text:style-name="Emphasis">(pixel invisible, fingerprinting, local storage, etc.).</text:span></text:p>
      <text:p text:style-name="Text_20_body">Certains cookies sont internes au site Internet, d’autres sont des cookies tiers placés sur le site par des sociétés tierces.</text:p>
      <text:p text:style-name="Text_20_body">Par simplicité, nous utiliserons dans cette charte le terme de « cookies » pour viser différents types de traceurs.</text:p>
      <text:p text:style-name="Text_20_body">Un cookie peut collecter différentes données personnelles à votre sujet comme par exemple, l’adresse IP de votre ordinateur, le navigateur utilisé, la date et l’heure de connexion, les pages visités sur le site, etc.</text:p>
      <text:p text:style-name="Text_20_body">Généralement, cinq types de cookies peuvent être utilisés sur un site :</text:p>
      <text:list xml:id="list7960782452909420548" text:style-name="L8">
        <text:list-item>
          <text:p text:style-name="P21">Les cookies nécessaires au fonctionnement du site ; </text:p>
        </text:list-item>
        <text:list-item>
          <text:p text:style-name="P21">Les cookies de personnalisation de contenus en fonction de l’utilisation ; </text:p>
        </text:list-item>
        <text:list-item>
          <text:p text:style-name="P21">Les cookies analytiques <text:span text:style-name="Emphasis">(pour mesurer l’audience du site)</text:span> ; </text:p>
        </text:list-item>
        <text:list-item>
          <text:p text:style-name="P21">Les cookies publicitaires ; </text:p>
        </text:list-item>
        <text:list-item>
          <text:p text:style-name="P8">Les cookies de partage sur les réseaux sociaux ; </text:p>
        </text:list-item>
      </text:list>
      <text:h text:style-name="Heading_20_2" text:outline-level="2"><text:soft-page-break/>Quels sont les types de cookies que nous utilisons sur ce site Internet ?</text:h>
      <text:p text:style-name="Text_20_body">Les types de cookies que nous utilisons sur le site Internet sont les suivants :</text:p>
      <text:list xml:id="list6123683892749710596" text:style-name="L9">
        <text:list-item>
          <text:p text:style-name="P22">Des cookies facilitant le fonctionnement du site ; </text:p>
        </text:list-item>
        <text:list-item>
          <text:p text:style-name="P22">Des cookies de personnalisation de contenus ; </text:p>
        </text:list-item>
        <text:list-item>
          <text:p text:style-name="P9">Des cookies de mesure d’audience : nous utilisons des traceurs appartenant à Google <text:span text:style-name="Emphasis">(Analytics)</text:span>. Leur politique est consultable sur ce <text:a xlink:type="simple" xlink:href="https://developers.google.com/analytics/devguides/collection/analyticsjs/cookie-usage?hl=fr" office:target-frame-name="_blank" xlink:show="new" text:style-name="Internet_20_link" text:visited-style-name="Visited_20_Internet_20_Link">lien</text:a> ; </text:p>
        </text:list-item>
      </text:list>
      <text:h text:style-name="Heading_20_2" text:outline-level="2">Quels sont vos droits en matière de cookies ?</text:h>
      <text:p text:style-name="Text_20_body">Conformément à l’article 82 de la Loi Informatique et Libertés du 6 janvier 1978, l’internaute est informé des traitements de données personnelles réalisés par le biais de cookies.</text:p>
      <text:p text:style-name="Text_20_body">La présente charte permet de remplir cette obligation d’information.</text:p>
      <text:p text:style-name="Text_20_body">Par ailleurs, si nous utilisons des cookies nécessitant le consentement de l’internaute, le recueil du consentement se fait lors de l’apparition d’un bandeau Cookie visible sur le site Internet.</text:p>
      <text:p text:style-name="Text_20_body">Tant que l’internaute n’a pas été informé et n’a pas donné son consentement express, ce type de cookies n’est pas déposé ou lu sur son terminal.</text:p>
      <text:p text:style-name="Text_20_body">Le consentement est demandé pour chaque type de cookie <text:span text:style-name="Emphasis">(par finalité)</text:span>.</text:p>
      <text:p text:style-name="Text_20_body">La liste des fournisseurs de cookies tiers est donnée au moment du recueil de consentement.</text:p>
      <text:p text:style-name="Text_20_body">L’utilisateur a la possibilité de retarder son choix et de se décider plus tard. Tant que son consentement n’est pas donné, aucun cookie n’est déposé.</text:p>
      <text:p text:style-name="Text_20_body">L’utilisateur a la possibilité de refuser le dépôt de ces cookies.</text:p>
      <text:p text:style-name="Text_20_body">Il lui est possible de retirer son consentement à tout moment et aussi facilement qu’il l’a donné. Les cookies déposés ont une durée de vie maximum de 13 mois. A l’issue de cette durée, le consentement est à nouveau demandé.</text:p>
      <text:p text:style-name="Text_20_body">L’internaute est informé qu’il peut désactiver les cookies en paramétrant son navigateur Internet. Si l’internaute souhaite supprimer les cookies enregistrés sur son terminal et paramétrer son navigateur pour refuser les cookies, il peut le faire via les préférences de son navigateur Internet. Ces options de navigation relatives aux cookies se trouvent habituellement dans les menus « Options », « Préférences » ou « Outils » du navigateur.</text:p>
      <text:p text:style-name="Text_20_body">Pour en savoir plus sur les règles applicables en matière de cookies, l’internaute peut consulter les liens suivants :</text:p>
      <text:list xml:id="list2593720718716902699" text:style-name="L10">
        <text:list-item>
          <text:p text:style-name="P23"><text:a xlink:type="simple" xlink:href="https://www.cnil.fr/fr/cookies-et-autres-traceurs-la-cnil-publie-de-nouvelles-lignes-directrices" office:target-frame-name="_blank" xlink:show="new" text:style-name="Internet_20_link" text:visited-style-name="Visited_20_Internet_20_Link">https://www.cnil.fr/fr/cookies-et-autres-traceurs-la-cnil-publie-de-nouvelles-lignes-directrices</text:a> ; </text:p>
        </text:list-item>
        <text:list-item>
          <text:p text:style-name="P10"><text:a xlink:type="simple" xlink:href="https://www.legifrance.gouv.fr/affichTexte.do?cidTexte=JORFTEXT000038783337" office:target-frame-name="_blank" xlink:show="new" text:style-name="Internet_20_link" text:visited-style-name="Visited_20_Internet_20_Link">https://www.legifrance.gouv.fr/affichTexte.do?cidTexte=JORFTEXT000038783337</text:a> ; </text:p>
        </text:list-item>
      </text:list>
      <text:h text:style-name="Heading_20_2" text:outline-level="2">Sort des données à caractère personnel après le décès – Droit d’accès, de rectification, de suppression et de portabilité des données</text:h>
      <text:p text:style-name="Text_20_body">La personne concernée par un traitement peut définir des directives relatives à la conservation, à l’effacement et à la communication de ses données personnelles après son décès. Ces directives peuvent être générales ou particulières.</text:p>
      <text:p text:style-name="Text_20_body"><text:soft-page-break/>La personne concernée par un traitement bénéficie également d’un droit d’accès, d’opposition, de rectification, de suppression et, à certaines conditions, de portabilité de ses données personnelles. La personne concernée a le droit de retirer son consentement à tout moment si le consentement constitue la base légale du traitement.</text:p>
      <text:p text:style-name="Text_20_body">La demande devra indiquer les nom et prénom, adresse e-mail ou postale, de la personne concernée, et être signée et accompagnée d’un justificatif d’identité en cours de validité.</text:p>
      <text:p text:style-name="Text_20_body">Elle peut exercer ces droits en s’adressant au propriétaire du site, à l’adresse mail suivante : contact[at]studio-marieb.com.</text:p>
      <text:p text:style-name="Text_20_body">La personne concernée par un traitement a le droit d’introduire une <text:a xlink:type="simple" xlink:href="https://www.cnil.fr/fr/webform/adresser-une-plainte" office:target-frame-name="_blank" xlink:show="new" text:style-name="Internet_20_link" text:visited-style-name="Visited_20_Internet_20_Link">réclamation auprès de l’autorité de contrôle (CNIL)</text:a>.</text:p>
      <text:p text:style-name="Text_20_body"> </text:p>
      <text:p text:style-name="Text_20_body"> </text:p>
      <text:p text:style-name="Text_20_body"><text:a xlink:type="simple" xlink:href="https://studio-marieb.com/politique-de-confidentialite" text:style-name="Internet_20_link" text:visited-style-name="Visited_20_Internet_20_Link">Voir aussi la page Politique de protection des données personnelle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4"><text:soft-page-break/>Conditions générales de vente</text:h>
      <text:h text:style-name="Heading_20_2" text:outline-level="2">Conditions générales de vente de tirages digigraphiques sur le SITE https://studio-marieb.com/</text:h>
      <text:p text:style-name="Text_20_body">Le site STUDIO MARIE B est édité par la société MB SEILLANT SAS société par actions simplifiée unipersonnelle au capital de 600€ dont le siège social est situé au Centre International d’Affaires, 24 Bd Marcel Dassault, 64200 Biarritz ; immatriculée au Registre du Commerce et des Sociétés de Bayonne sous le numéro 752 394 882, représentée par sa Présidente, Mme Marie-Béatrice SEILLANT, domiciliée en cette qualité audit-siège, désignée ensuite par les termes « Le Site ».</text:p>
      <text:h text:style-name="Heading_20_3" text:outline-level="3">Objet :</text:h>
      <text:p text:style-name="Text_20_body">Les présentes conditions de vente s’appliquent à tous les achats de tirages d’art digigraphiques sur le site <text:a xlink:type="simple" xlink:href="https://studio-marieb.com/" text:style-name="Internet_20_link" text:visited-style-name="Visited_20_Internet_20_Link">studio-marieb.com</text:a>. L’acquisition d’un tirage d’art à travers le présent site implique l’acceptation sans réserve par l’Acheteur des présentes conditions de vente, dont l’Acheteur reconnaît avoir pris connaissance préalablement à sa commande (les CGV sont disponibles sur le site).</text:p>
      <text:p text:style-name="Text_20_body">D’autre part, l’Acheteur déclare avoir la pleine capacité juridique, lui permettant de s’engager au titre des présentes conditions générales de ventes.</text:p>
      <text:p text:style-name="Text_20_body">Le Site se réserve le droit de modifier ou d’adapter à tout moment les présentes conditions générales de vente. De ce fait, les conditions applicables seront celles en vigueur à la date de la commande par l’Acheteur.</text:p>
      <text:h text:style-name="Heading_20_3" text:outline-level="3">Tirages digigraphiques :</text:h>
      <text:p text:style-name="Text_20_body">Les produits proposés sont ceux figurant sur le site  <text:a xlink:type="simple" xlink:href="https://studio-marieb.com/" text:style-name="Internet_20_link" text:visited-style-name="Visited_20_Internet_20_Link">studio-marieb.com</text:a> dans la limite des stocks disponibles, le jour de la consultation par l’Acheteur. La disponibilité dépend essentiellement du nombre d’exemplaires non encore vendus dans la série concernée. Conformément à la loi, les séries seront constituées d’un maximum de 30 tirages, numérotés et signés par l’auteur (Art. 98A Annexe III du Code général des impôts). Si des séries plus restreintes sont proposées, l’indication de leur limite sera définitive (ex : Une série de 15 tirages ne pourra jamais donner lieu à un 16ème tirage, etc.). La limite fixée lors de la création est définitive et ne pourra être modifiée sous aucun prétexte, et ce dans le respect des règles du droit des contrats.</text:p>
      <text:p text:style-name="Text_20_body">Ces informations sont mises à jour automatiquement en temps réel.</text:p>
      <text:p text:style-name="Text_20_body">Dans l’hypothèse où une difficulté technique venait à permettre la commande d’un tirage qui n’est plus disponible, le Site proposera à l’Acheteur un tirage de remplacement. À défaut d’accord de l’Acheteur, le prix de sa commande lui sera intégralement remboursé dans un délai de 5 jours maximum.</text:p>
      <text:p text:style-name="Text_20_body">La description et la présentation des produits sur le site se veulent aussi précises que possible. Toutefois malgré notre plus grande attention, des erreurs peuvent figurer sur le site.<text:line-break/>Lorsque l’erreur dans la description est identifiée au moment de la commande, le Site prendra spontanément contact avec l’Acheteur pour signaler la différence entre le tirage commandé et le tirage disponible. Il appartiendra à l’Acheteur de confirmer sa commande en fonction de cette information.</text:p>
      <text:h text:style-name="Heading_20_3" text:outline-level="3"><text:soft-page-break/>Tarifs :</text:h>
      <text:p text:style-name="Text_20_body">Les prix figurant sur les descriptions du catalogue internet du site <text:a xlink:type="simple" xlink:href="https://studio-marieb.com/" text:style-name="Internet_20_link" text:visited-style-name="Visited_20_Internet_20_Link">studio-marieb.com</text:a> sont des prix en Euros (85 €) TTC. (TVA 5,5% )</text:p>
      <text:p text:style-name="Text_20_body">La société MB SEILLANT se réserve le droit de modifier ses tarifs à tout moment. Il est à noter que le prix figurant au catalogue au moment de la validation de la commande sera le seul applicable à l’Acheteur.</text:p>
      <text:p text:style-name="Text_20_body">Les prix s’entendent hors frais de livraison, dont le coût peut varier en fonction :</text:p>
      <text:list xml:id="list695077881909482994" text:style-name="L11">
        <text:list-item>
          <text:p text:style-name="P24">Du choix parmi les délais de livraison </text:p>
        </text:list-item>
        <text:list-item>
          <text:p text:style-name="P11">De l’adresse de livraison choisie par l’Acheteur (domicile ou point relais) et du pays de destination. </text:p>
        </text:list-item>
      </text:list>
      <text:p text:style-name="Text_20_body">Aucun tirage ne sera réalisé sans un paiement ferme et définitif.</text:p>
      <text:h text:style-name="Heading_20_3" text:outline-level="3">Choix des prestataires</text:h>
      <text:p text:style-name="Text_20_body">Lorsque le tirage n’est pas immédiatement disponible, celui-ci sera confié par le Site à des prestataires choisis en fonction de leurs compétences et de leur réactivité. Le plus grand soin sera apporté par ces derniers, sous le contrôle du Site à chacun des tirages. Toutefois, si une difficulté quelconque venait à se produire, l’Acheteur est invité à consulter les modalités de réclamation détaillées ci-après.</text:p>
      <text:h text:style-name="Heading_20_3" text:outline-level="3">Précautions d’accrochage – Teintes des œuvres</text:h>
      <text:p text:style-name="Text_20_body">L’acheteur accepte et reconnaît que de très légères variations de teintes peuvent résulter des paramètres d’affichage de son ordinateur, même lorsque l’écran de ce dernier est calibré.</text:p>
      <text:p text:style-name="Text_20_body">L’Acheteur est informé qu’un tirage digigraphique, quelle que soit la qualité de celui-ci, doit être exposé hors de la lumière directe du soleil, et faire l’objet d’un soin particulier.</text:p>
      <text:h text:style-name="Heading_20_3" text:outline-level="3">Garantie de qualité</text:h>
      <text:p text:style-name="Text_20_body">En cas d’achat réalisé exclusivement à distance, lorsque le tirage n’a pas été retiré dans les locaux du Photographe, l’Acheteur informera le Site par eMail adressé à <text:span text:style-name="Strong_20_Emphasis">contact@studio-marieb.com</text:span> dans un délai maximum de 5 jours à compter de la réception, de toute difficulté relative à l’expédition du tirage de l’œuvre dans les cas suivants :</text:p>
      <text:list xml:id="list9141998832430907752" text:style-name="L12">
        <text:list-item>
          <text:p text:style-name="P25">Œuvre non conforme : l’œuvre n’est pas l’œuvre commandée </text:p>
        </text:list-item>
        <text:list-item>
          <text:p text:style-name="P12">Œuvre endommagée : l’œuvre a subi un dommage ou présente un défaut </text:p>
        </text:list-item>
      </text:list>
      <text:p text:style-name="Text_20_body">Dans tous les cas, l’Acheteur prendra des photographies démontrant le bienfondé de sa plainte, et conservera jusqu’à parfait règlement du litige le conditionnement dans lequel l’œuvre lui est parvenue.</text:p>
      <text:p text:style-name="Text_20_body">Sauf l’hypothèse d’exercice du délai de rétractation, les éventuels dommages sur l’œuvre qui seraient de la responsabilité du tireur ou du transporteur donneront lieu à une nouvelle expédition à l’Acheteur. Dans ce cas, l’Acheteur sera invité à retourner l’œuvre endommagée, ses frais de port étant pris en charge sous réserve de vérification de la responsabilité d’un tiers (tireur ou transporteur).</text:p>
      <text:h text:style-name="Heading_20_3" text:outline-level="3">Droit d’auteur sur les tirages mis en ligne</text:h>
      <text:p text:style-name="Text_20_body">Les œuvres vendues sont la propriété intellectuelle de l’Auteure. Conformément à l’article L111-3 du Code de la propriété intellectuelle, la propriété du support de l’œuvre est indépendante du droit <text:soft-page-break/>de propriété intellectuelle de l’auteur de celle-ci. Dès lors, l’achat sur le Site d’un tirage d’une œuvre ne donne à l’acheteur aucun droit de reproduction, de diffusion ou de modification.</text:p>
      <text:h text:style-name="Heading_20_3" text:outline-level="3">Commande et modalités de paiement</text:h>
      <text:p text:style-name="Text_20_body">Lors de la commande ou pour consulter son compte (état de la commande, édition de facture, modification de ses données personnelles…), l’Acheteur va devoir créer un compte ou s’identifier si un compte a déjà été créé précédemment. Disponible via l’onglet « Se connecter » ou « S’identifier » dans la barre du menu. L’Acheteur est responsable de la conservation de ses identifiants. En cas de perte des identifiants, il sera en mesure de changer de mot de passe. En cas de vol des identifiants (notamment après piratage), l’Acheteur assume la responsabilité de toute commande qui serait passée en son nom par l’utilisateur non autorisé s’il n’a pas averti le Site du risque de piratage afin que le compte soit bloqué jusqu’à rétablissement de son accès.</text:p>
      <text:p text:style-name="Text_20_body">Le règlement des produits s’effectue via la plateforme sécurisée STRIPE, directement intégrées au site.</text:p>
      <text:p text:style-name="Text_20_body">Dès lors que le client communique son numéro de carte bancaire sur le site, il accepte que le montant de sa commande soit débité sur le compte bancaire associé, la commande est alors enregistrée par STUDIO MARIE B.</text:p>
      <text:p text:style-name="Text_20_body">En cas d’utilisation frauduleuse de celle-ci, l’Acheteur pourra exiger l’annulation du paiement par carte, les sommes versées seront alors recréditées ou restituées.</text:p>
      <text:p text:style-name="Text_20_body">La responsabilité du titulaire d’une carte bancaire n’est pas engagée si le caractère frauduleux du paiement est avéré et que le paiement a été réalisé, à distance, sans utilisation physique de sa carte.</text:p>
      <text:p text:style-name="Text_20_body">Pour obtenir le remboursement du crédit frauduleux et des éventuels frais bancaires que l’opération a pu engendrer, le porteur de la carte doit contester, par écrit, le prélèvement auprès de sa banque.</text:p>
      <text:p text:style-name="Text_20_body">Les montants prélevés sont remboursés par la banque. Aucun frais de restitution des sommes ne pourra être mis à la charge du titulaire.</text:p>
      <text:p text:style-name="Text_20_body">La confirmation d’une commande entraîne acceptation des présentes conditions de vente, la reconnaissance d’en avoir parfaite connaissance et la renonciation à se prévaloir de ses propres conditions d’achat. L’ensemble des données fournies et la confirmation enregistrée vaudront preuve de transaction.</text:p>
      <text:p text:style-name="Text_20_body">MB SEILLANT communiquera au client par courrier électronique la confirmation de l’enregistrement de sa commande. L’Acheteur assume la responsabilité des coordonnées qu’il a transmises au Site et s’engage à maintenir ses coordonnées à jour.</text:p>
      <text:p text:style-name="Text_20_body">Si le client souhaite contacter la société MB SEILLANT, il peut le faire par courrier à l’adresse suivante : Centre International d’Affaires, 24 Bd Marcel Dassault, 64200 Biarritz ; soit par email à l’adresse électronique suivante : <text:span text:style-name="Strong_20_Emphasis">contact@studio-marieb.com</text:span> ; soit par téléphone 06 15 18 56 61</text:p>
      <text:h text:style-name="Heading_20_3" text:outline-level="3">Rétractation, et remboursement</text:h>
      <text:p text:style-name="Text_20_body">En vertu de l’article L121-20 du Code de la consommation, l’Acheteur dispose d’un délai de quatorze (14) jours ouvrables à compter de la livraison de sa commande pour exercer son droit de rétractation et ainsi faire retour du produit au vendeur pour remboursement sans pénalité, à l’exception des frais de retour.</text:p>
      <text:p text:style-name="Text_20_body">Le client doit se connecter à son espace personnel sur le site <text:a xlink:type="simple" xlink:href="https://studio-marieb.com/" text:style-name="Internet_20_link" text:visited-style-name="Visited_20_Internet_20_Link">studio-marieb.com</text:a> et remplir le formulaire « Retour commande » et suivre les indications. Des précisions lui seront alors données sur les modalités de retour de l’œuvre. L’œuvre devra être retournée dans son emballage d’origine. Aucun remboursement ne pourra intervenir si l’œuvre est restituée endommagée de quelque façon que ce soit. L’expédition se fera exclusivement à l’adresse communiquée par MB SEILLANT. Les <text:soft-page-break/>frais d’expédition du tirage restent à charge de l’Acheteur.</text:p>
      <text:p text:style-name="Text_20_body">La société MB SEILLANT procédera au remboursement en utilisant le même moyen de paiement que celui que le client aura utilisé pour la transaction initiale.</text:p>
      <text:h text:style-name="Heading_20_3" text:outline-level="3">Livraisons</text:h>
      <text:p text:style-name="Text_20_body">Les livraisons sont réalisées à l’adresse indiquée par le client ou dans un point de retrait sélectionné dans le menu déroulant lors de la commande par le client.</text:p>
      <text:p text:style-name="Text_20_body">Les délais de livraison ne sont donnés qu’à titre indicatifs. Si ceux-ci dépassent trente (30) jours à compter de la commande, le contrat de vente pourra être résilié et l’Acheteur remboursé.</text:p>
      <text:p text:style-name="Text_20_body">Si la livraison s’avère impossible à cause d’une erreur dans les indications fournies par le Client, la société MB SEILLANT ne pourra être tenue pour responsable.</text:p>
      <text:p text:style-name="Text_20_body">De même en cas de non retrait de la commande dans le point de retrait sélectionné ou au bureau de poste où le colis a été déposé par La Poste en cas d’absence au moment de son passage, aucune réexpédition ne sera effectuée et le client sera remboursé automatiquement dans un délai de dix (10) jours à compter de la réception par MB SEILLANT de la commande.</text:p>
      <text:p text:style-name="Text_20_body">La livraison est offerte pour la France métropolitaine dès 100€ d’achat sur le site.</text:p>
      <text:p text:style-name="Text_20_body">La livraison est possible en outre-mer via LA POSTE (ainsi qu’à l’étranger : pays dont la livraison est disponible avec La Poste). ATTENTION les colis sont envoyés en « non urgents », le délai indicatif de livraison prévu par la poste est de 10 jours.</text:p>
      <text:p text:style-name="Text_20_body">MB SEILLANT ne pourra être tenue responsable du retard dans l’acheminement d’une commande qui ne serait pas de son fait ou dû à un cas de force majeure* (tel que défini ci-après).</text:p>
      <text:p text:style-name="Text_20_body"><text:span text:style-name="Emphasis">Cas de force majeure Article 1218 du Code Civil : « Il y a force majeure contractuelle lorsqu’un évènement échappant au contrôle du débiteur, qui ne pouvait être raisonnablement prévu lors de la conclusion du contrat dont les effets ne peuvent être évités par des mesures appropriées, empêche l’exécution de son obligation par le débiteur.</text:span></text:p>
      <text:p text:style-name="Text_20_body"><text:span text:style-name="Emphasis">Si l’empêchement est temporaire, l’exécution de l’obligation est suspendue à moins que le retard qui en résulterait ne justifie la résolution du contrat. Si l’empêchement est définitif, le contrat est résolu de plein droit et les parties sont libérées de leurs obligations dans les conditions prévues aux articles 1351 et 1351-1. »</text:span></text:p>
      <text:p text:style-name="Text_20_body">L’Acheteur est tenu de vérifier, en présence du préposé de la Poste, du livreur ou toute personne en charge de remettre le colis, l’état de l’emballage de la marchandise et son contenu à la livraison. En cas de dommage pendant le transport, toute protestation doit être effectuée auprès du transporteur dans un délai de trois (3) jours à compter de la livraison.</text:p>
      <text:h text:style-name="Heading_20_3" text:outline-level="3">Garanties</text:h>
      <text:p text:style-name="Text_20_body">Tous les produits vendus sur le site <text:a xlink:type="simple" xlink:href="https://studio-marieb.com/" text:style-name="Internet_20_link" text:visited-style-name="Visited_20_Internet_20_Link">studio-marieb.com</text:a> bénéficient de la garantie légale de conformité telle que définie aux articles L217-4 et suivants du Code de la Consommation.</text:p>
      <text:p text:style-name="Text_20_body"><text:span text:style-name="Strong_20_Emphasis">Article L217-4 du code la consommation :</text:span></text:p>
      <text:p text:style-name="Text_20_body"><text:span text:style-name="Emphasis">« Le vendeur livre un bien conforme au contrat et répond des défauts de conformité existant lors de la délivrance.</text:span></text:p>
      <text:p text:style-name="Text_20_body"><text:span text:style-name="Emphasis">Il répond également des défauts de conformité résultant de l’emballage, des instructions de montage ou de l’installation lorsque celle-ci a été mise à sa charge par le contrat ou a été réalisée sous sa responsabilité. »</text:span></text:p>
      <text:p text:style-name="Text_20_body"><text:span text:style-name="Strong_20_Emphasis">Article L217-5 du code de la consommation :</text:span></text:p>
      <text:p text:style-name="Text_20_body"><text:soft-page-break/><text:span text:style-name="Emphasis">« Le bien est conforme au contrat :</text:span></text:p>
      <text:p text:style-name="Text_20_body"><text:span text:style-name="Emphasis">1) S’il est propre à l’usage habituellement attendu d’un bien semblable et, le cas échéant :</text:span></text:p>
      <text:p text:style-name="Text_20_body"><text:span text:style-name="Emphasis">s’il correspond à la description donnée par le vendeur et possède les qualités que celui-ci a présentées à l’Acheteur sous forme d’échantillon ou de modèle ;</text:span><text:line-break/><text:span text:style-name="Emphasis">s’il présente les qualités qu’un Acheteur peut légitimement attendre eu égard aux déclarations publiques faites par le vendeur, par le producteur ou par son représentant, notamment dans la publicité ou l’étiquetage ;</text:span><text:line-break/><text:span text:style-name="Emphasis">2) Ou s’il présente les caractéristiques définies d’un commun accord par les parties ou est propre à tout usage spécial recherché par l’Acheteur, porté à la connaissance du vendeur et que ce dernier a accepté.</text:span></text:p>
      <text:p text:style-name="Text_20_body"><text:span text:style-name="Strong_20_Emphasis">Article L217-12 du Code de la Consommation :</text:span></text:p>
      <text:p text:style-name="Text_20_body"><text:span text:style-name="Emphasis">« L’action résultant du défaut de conformité se prescrit par deux ans à compter de la délivrance du bien. »</text:span></text:p>
      <text:p text:style-name="Text_20_body"><text:span text:style-name="Emphasis">Pour faire valoir cette garantie, le client devra s’identifier sur le site et remplir le formulaire prévu à cet effet. Il devra suivre les instructions précisées sur ledit document et renvoyer sa commande en colis suivi ou recommandé à cette adresse : MB SEILLANT, Centre International d’Affaires, 24 Bd Marcel Dassault, 64200 Biarritz.</text:span></text:p>
      <text:p text:style-name="Text_20_body"><text:span text:style-name="Emphasis">Les produits bénéficient également de la garantie contre les vices cachés telle que définie aux articles 1641 et suivants du Code Civil. »</text:span></text:p>
      <text:p text:style-name="Text_20_body"><text:span text:style-name="Strong_20_Emphasis">Article 1641 du code civil :</text:span></text:p>
      <text:p text:style-name="Text_20_body"><text:span text:style-name="Emphasis">« Le vendeur est tenu de la garantie à raison des défauts cachés de la chose vendue qui la rendent impropre à l’usage auquel on la destine, ou qui diminuent tellement cet usage que l’Acheteur ne l’aurait pas acquise, ou n’en aurait donné qu’un moindre prix, s’il les avait connus. »</text:span></text:p>
      <text:p text:style-name="Text_20_body">Pour faire valoir cette garantie, le client devra s’identifier sur le site et remplir le formulaire prévu à cet effet. Il devra suivre les instructions précisées sur ledit document et renvoyer sa commande en colis suivi ou recommandé dans un délai de trente (30) jours suivant la livraison à l’adresse suivante : MB SEILLANT, Centre International d’Affaires, 24 Bd Marcel Dassault, 64200 Biarritz.</text:p>
      <text:p text:style-name="Text_20_body">Dans le cas où la garantie serait mise en jeu et confirmée par la société MB SEILLANT, le client pourra demander un échange (sous réserve de la disponibilité du produit), un avoir ou un remboursement.</text:p>
      <text:h text:style-name="Heading_20_3" text:outline-level="3">Responsabilité</text:h>
      <text:p text:style-name="Text_20_body">La société MB SEILLANT, dans le processus de vente à distance, n’est tenue que par une obligation de moyens. Sa responsabilité ne pourra être engagée pour un dommage résultant de l’utilisation du réseau internet tel que perte de données, intrusion, virus, rupture du service, ou autres problèmes indépendants de sa volonté.</text:p>
      <text:h text:style-name="Heading_20_3" text:outline-level="3">Propriété intellectuelle</text:h>
      <text:p text:style-name="Text_20_body">Tous les éléments du site <text:a xlink:type="simple" xlink:href="https://studio-marieb.com/" text:style-name="Internet_20_link" text:visited-style-name="Visited_20_Internet_20_Link">studio-marieb.com</text:a> sont et restent la propriété intellectuelle et exclusive de la société MB SEILLANT. Personne n’est autorisée à reproduire, exploiter, ou utiliser à quelque titre que ce soit, même partiellement, des éléments du site qu’ils soient sous forme de photo, logo, visuel ou texte conformément aux lois régissant la propriété intellectuelle.</text:p>
      <text:h text:style-name="Heading_20_3" text:outline-level="3">Protection des données personnelles</text:h>
      <text:p text:style-name="Text_20_body">La société MB SEILLANT s’engage à préserver la confidentialité des informations fournies par <text:soft-page-break/>l’Acheteur, qu’il serait amené à transmettre pour l’utilisation de certains services. Toute information le concernant est soumise aux dispositions de la loi n°78-17 du 6 janvier 1978. A ce titre, l’internaute dispose d’un droit d’accès, de modification et de suppression des informations le concernant. Il peut en faire la demande à tout moment par courrier à l’adresse suivante : MB SEILLANT, Centre International d’Affaires, 24 Bd Marcel Dassault, 64200 Biarritz, ou par mail à l’adresse suivante : <text:span text:style-name="Strong_20_Emphasis">contact@studio-marieb.com</text:span>. Toutes fausses informations est contraire aux présentes conditions générales de vente ainsi qu’aux conditions d’utilisation figurant sur le site.</text:p>
      <text:p text:style-name="Text_20_body">La société MB SEILLANT s’engage également à n’adresser au Client aucune publicité ciblée, aucun mail de démarchage ni d’annonce promotionnelle, sauf demande explicite du Client.</text:p>
      <text:h text:style-name="Heading_20_3" text:outline-level="3">Règlements des litiges</text:h>
      <text:p text:style-name="Text_20_body">Les présentes conditions de vente à distance sont soumises à la loi française. Tout litige ou contentieux relèvera des tribunaux compétents français.</text:p>
      <text:p text:style-name="Text_20_body">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art Jean Michel</meta:initial-creator>
    <meta:creation-date>2022-09-09T11:56:55.59</meta:creation-date>
    <dc:date>2022-09-09T12:16:06.26</dc:date>
    <dc:creator>Triart Jean Michel</dc:creator>
    <meta:editing-duration>PT19M11S</meta:editing-duration>
    <meta:editing-cycles>2</meta:editing-cycles>
    <meta:generator>OpenOffice/4.1.7$Win32 OpenOffice.org_project/417m1$Build-9800</meta:generator>
    <meta:document-statistic meta:table-count="0" meta:image-count="0" meta:object-count="0" meta:page-count="16" meta:paragraph-count="262" meta:word-count="5435" meta:character-count="34656"/>
  </office:meta>
</office:document-meta>
</file>